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nsolas1" svg:font-family="Consolas" style:font-adornments="Gras" style:font-pitch="fixed"/>
    <style:font-face style:name="Consolas2" svg:font-family="Consolas" style:font-adornments="Normal" style:font-pitch="fixed"/>
    <style:font-face style:name="Consolas" svg:font-family="Consolas" style:font-adornments="Normal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Futura LtCn BT" svg:font-family="'Futura LtCn BT'" style:font-pitch="variable"/>
    <style:font-face style:name="Helvetica Condensed1" svg:font-family="'Helvetica Condensed'" style:font-adornments="Gras" style:font-pitch="variable"/>
    <style:font-face style:name="Helvetica Condensed" svg:font-family="'Helvetica Condensed'" style:font-adornments="Normal" style:font-pitch="variable"/>
    <style:font-face style:name="Utopia-Regular" svg:font-family="Utopia-Regular" style:font-adornments="Normal" style:font-pitch="variable"/>
    <style:font-face style:name="Nimbus Roman No9 L" svg:font-family="'Nimbus Roman No9 L'" style:font-family-generic="roman" style:font-pitch="variable"/>
    <style:font-face style:name="Century Gothic" svg:font-family="'Century Gothic'" style:font-adornments="Normal" style:font-family-generic="swiss" style:font-pitch="variable"/>
    <style:font-face style:name="Helvetica Narrow" svg:font-family="'Helvetica Narrow'" style:font-adornments="Negrit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rststyle-Table1" style:family="table">
      <style:table-properties style:width="19.59cm" table:align="margins"/>
    </style:style>
    <style:style style:name="rststyle-Table1.A" style:family="table-column">
      <style:table-column-properties style:column-width="6.297cm" style:rel-column-width="21064*"/>
    </style:style>
    <style:style style:name="rststyle-Table1.B" style:family="table-column">
      <style:table-column-properties style:column-width="6.996cm" style:rel-column-width="23405*"/>
    </style:style>
    <style:style style:name="rststyle-Table1.C" style:family="table-column">
      <style:table-column-properties style:column-width="6.297cm" style:rel-column-width="21066*"/>
    </style:style>
    <style:style style:name="rststyle-Table1.A1" style:family="table-cell">
      <style:table-cell-properties fo:padding="0.049cm" fo:border="0.035cm solid #000000"/>
    </style:style>
    <style:style style:name="P1" style:family="paragraph" style:parent-style-name="Header">
      <style:text-properties style:font-name="Futura LtCn B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Outline">
        <text:list-item>
          <text:h text:style-name="rststyle-heading1" text:outline-level="1">reStructuredText plugin</text:h>
        </text:list-item>
      </text:list>
      <text:p text:style-name="rststyle-textbody">This is a little how-to for using the reStructuredText plugin inside <text:a xlink:type="simple" xlink:href="http://www.gnome.org/projects/gedit/">GEdit</text:a> .</text:p>
      <text:section text:style-name="Sect1" text:name="Section1">
        <text:list text:style-name="Outline" text:continue-numbering="true">
          <text:list-item>
            <text:list text:continue-numbering="true">
              <text:list-item>
                <text:h text:style-name="rststyle-heading2" text:outline-level="2">Dépendancies</text:h>
              </text:list-item>
            </text:list>
          </text:list-item>
        </text:list>
        <text:list text:style-name="rststyle-bulletlist">
          <text:list-item>
            <text:p text:style-name="rststyle-bulletitem"><text:a xlink:type="simple" xlink:href="http://www.python.org/">Python</text:a> : version &gt;= 2.5;</text:p>
          </text:list-item>
          <text:list-item>
            <text:p text:style-name="rststyle-bulletitem"><text:a xlink:type="simple" xlink:href="http://pygments.org/">Pygments</text:a> : take the latest version;</text:p>
          </text:list-item>
          <text:list-item>
            <text:p text:style-name="rststyle-bulletitem"><text:a xlink:type="simple" xlink:href="http://docutils.sourceforge.net/">reStructuredText</text:a> ;</text:p>
          </text:list-item>
          <text:list-item>
            <text:p text:style-name="rststyle-bulletitem"><text:a xlink:type="simple" xlink:href="http://www.rexx.com/~dkuhlman/odtwriter.html">odtwriter</text:a> : a reStructuredText addon to export in OpenOffice format.</text:p>
          </text:list-item>
        </text:list>
      </text:section>
      <text:section text:style-name="Sect1" text:name="Section2">
        <text:list text:style-name="Outline" text:continue-numbering="true">
          <text:list-item>
            <text:list text:continue-numbering="true">
              <text:list-item>
                <text:h text:style-name="rststyle-heading2" text:outline-level="2">Installation</text:h>
              </text:list-item>
            </text:list>
          </text:list-item>
        </text:list>
        <text:p text:style-name="rststyle-textbody">Unpack the zip file where you wanted to then :</text:p>
        <text:list text:style-name="rststyle-bulletlist">
          <text:list-item text:start-value="1">
            <text:p text:style-name="rststyle-bulletitem">Put <text:span text:style-name="rststyle-inlineliteral">reSt.gedit-plugin</text:span> file in Gedit's plugins directory. Mine is (under Ubuntu Gutsy): <text:span text:style-name="rststyle-inlineliteral">/home/kib/.gnome2/gedit/plugins</text:span></text:p>
          </text:list-item>
          <text:list-item>
            <text:p text:style-name="rststyle-bulletitem">Copy/Paste the <text:span text:style-name="rststyle-inlineliteral">reStPlugin</text:span> folder inside <text:span text:style-name="rststyle-inlineliteral">/home/kib/.gnome2/gedit/plugins</text:span>.</text:p>
          </text:list-item>
        </text:list>
        <text:p text:style-name="rststyle-textbody">Readme.rst and Readme.odt are just help files, you can do whatever you want with them.</text:p>
        <text:p text:style-name="rststyle-textbody">You should then obtain something like this :</text:p>
        <text:p text:style-name="rststyle-codeblock">.../plugins/<text:line-break/> <text:s text:c="7"/>reSt.gedit-plugin<text:line-break/> <text:s text:c="7"/>reStPlugin/<text:line-break/> <text:s text:c="11"/>__init__.py<text:line-break/> <text:s text:c="11"/>makeTable.py<text:line-break/> <text:s text:c="11"/>etc.</text:p>
      </text:section>
      <text:section text:style-name="Sect1" text:name="Section3">
        <text:list text:style-name="Outline" text:continue-numbering="true">
          <text:list-item>
            <text:list text:continue-numbering="true">
              <text:list-item>
                <text:h text:style-name="rststyle-heading2" text:outline-level="2">Using</text:h>
              </text:list-item>
            </text:list>
          </text:list-item>
        </text:list>
        <text:p text:style-name="rststyle-textbody">Activate the plugin via Edit/Préférences/Plugins and turn the <text:span text:style-name="rststyle-inlineliteral">reStructuredText plugin</text:span> box on.</text:p>
        <text:p text:style-name="rststyle-textbody">The plugin is now activated, and you should have a new panel inside the bottom pane named <text:span text:style-name="rststyle-inlineliteral">reSt Preview</text:span>.</text:p>
        <text:section text:style-name="Sect1" text:name="Section4">
          <text:list text:style-name="Outline"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rststyle-heading3" text:outline-level="3">Shortcuts</text:h>
                    </text:list-item>
                  </text:list>
                </text:list-item>
              </text:list>
            </text:list-item>
          </text:list>
          <text:p text:style-name="rststyle-textbody">There's only one shortcut for the moment, maybe I'll create some others in the future.</text:p>
          <text:p text:style-name="rststyle-textbody"><text:span text:style-name="rststyle-inlineliteral">Ctrl+Maj+R</text:span> : is used to refresh the generated HTML view inside <text:span text:style-name="rststyle-inlineliteral">reSt Preview</text:span> pane. If there's some selected text, the conversion process will only apply on it. If there's no selection, the entire document is processed. It may be usefull for testing.</text:p>
        </text:section>
        <text:section text:style-name="Sect1" text:name="Section5">
          <text:list text:style-name="Outline"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rststyle-heading3" text:outline-level="3">Menu</text:h>
                    </text:list-item>
                  </text:list>
                </text:list-item>
              </text:list>
            </text:list-item>
          </text:list>
          <text:p text:style-name="rststyle-textbody">The <text:span text:style-name="rststyle-inlineliteral">Tools</text:span> menu is populated with several options :</text:p>
          <text:list text:style-name="rststyle-bulletlist">
            <text:list-item text:start-value="1">
              <text:p text:style-name="rststyle-bulletitem"><text:span text:style-name="rststyle-inlineliteral">reSt Preview</text:span> is the same as the above;</text:p>
            </text:list-item>
            <text:list-item>
              <text:p text:style-name="rststyle-bulletitem"><text:soft-page-break/><text:span text:style-name="rststyle-inlineliteral">Create table</text:span> is usefull for creating simple reStructuredText tables.</text:p>
            </text:list-item>
          </text:list>
          <text:p text:style-name="rststyle-textbody">Example : Enter the two folling lines in gedit, select them and activate <text:span text:style-name="rststyle-inlineliteral">Create table</text:span> :</text:p>
          <text:p text:style-name="rststyle-codeblock">one,two,tree<text:line-break/>First,Second,Third</text:p>
          <text:p text:style-name="rststyle-textbody">The output will be :</text:p>
          <table:table table:name="rststyle-Table1" table:style-name="rststyle-Table1">
            <table:table-column table:style-name="rststyle-Table1.A"/>
            <table:table-column table:style-name="rststyle-Table1.B"/>
            <table:table-column table:style-name="rststyle-Table1.C"/>
            <table:table-header-rows>
              <table:table-row>
                <table:table-cell table:style-name="rststyle-Table1.A1" office:value-type="string">
                  <text:p text:style-name="Table_20_Heading">one</text:p>
                </table:table-cell>
                <table:table-cell table:style-name="rststyle-Table1.A1" office:value-type="string">
                  <text:p text:style-name="Table_20_Heading">two</text:p>
                </table:table-cell>
                <table:table-cell table:style-name="rststyle-Table1.A1" office:value-type="string">
                  <text:p text:style-name="Table_20_Heading">tree</text:p>
                </table:table-cell>
              </table:table-row>
            </table:table-header-rows>
            <table:table-row>
              <table:table-cell table:style-name="rststyle-Table1.A1" office:value-type="string">
                <text:p text:style-name="rststyle-textbody">First</text:p>
              </table:table-cell>
              <table:table-cell table:style-name="rststyle-Table1.A1" office:value-type="string">
                <text:p text:style-name="rststyle-textbody">Second</text:p>
              </table:table-cell>
              <table:table-cell table:style-name="rststyle-Table1.A1" office:value-type="string">
                <text:p text:style-name="rststyle-textbody">Third</text:p>
              </table:table-cell>
            </table:table-row>
          </table:table>
          <text:list text:style-name="rststyle-bulletlist">
            <text:list-item text:start-value="1">
              <text:p text:style-name="rststyle-bulletitem"><text:span text:style-name="rststyle-inlineliteral">Paste Code</text:span> maybe usefull to paste some parts of code using <text:a xlink:type="simple" xlink:href="http://pygments.org/">Pygments</text:a>'s <text:span text:style-name="rststyle-inlineliteral">sourcecode</text:span> directive. Just invoque <text:span text:style-name="rststyle-inlineliteral">Paste Code</text:span> with something in your clipboard and you're done. You'll have to adjust the language afterwards.</text:p>
            </text:list-item>
            <text:list-item>
              <text:p text:style-name="rststyle-bulletitem"><text:span text:style-name="rststyle-inlineliteral">--&gt; HTML</text:span>, <text:span text:style-name="rststyle-inlineliteral">--&gt; LaTeX</text:span>, <text:span text:style-name="rststyle-inlineliteral">--&gt; OpenOffice</text:span>: are convenient ways to export your reStructuredText docs to the given formats with custom * stylesheets. You're free to modify them, even to propose your own because I'm not a CSS ace :)</text:p>
            </text:list-item>
          </text:list>
          <text:p text:style-name="rststyle-textbody">Hoping it helps you, to contact me, drop me a message here : kib2 at free.fr</text:p>
          <text:p text:style-name="rststyle-textbody">See you,</text:p>
          <text:p text:style-name="rststyle-textbody">Kib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nsolas1" svg:font-family="Consolas" style:font-adornments="Gras" style:font-pitch="fixed"/>
    <style:font-face style:name="Consolas2" svg:font-family="Consolas" style:font-adornments="Normal" style:font-pitch="fixed"/>
    <style:font-face style:name="Consolas" svg:font-family="Consolas" style:font-adornments="Normal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Futura LtCn BT" svg:font-family="'Futura LtCn BT'" style:font-pitch="variable"/>
    <style:font-face style:name="Helvetica Condensed1" svg:font-family="'Helvetica Condensed'" style:font-adornments="Gras" style:font-pitch="variable"/>
    <style:font-face style:name="Helvetica Condensed" svg:font-family="'Helvetica Condensed'" style:font-adornments="Normal" style:font-pitch="variable"/>
    <style:font-face style:name="Utopia-Regular" svg:font-family="Utopia-Regular" style:font-adornments="Normal" style:font-pitch="variable"/>
    <style:font-face style:name="Nimbus Roman No9 L" svg:font-family="'Nimbus Roman No9 L'" style:font-family-generic="roman" style:font-pitch="variable"/>
    <style:font-face style:name="Century Gothic" svg:font-family="'Century Gothic'" style:font-adornments="Normal" style:font-family-generic="swiss" style:font-pitch="variable"/>
    <style:font-face style:name="Helvetica Narrow" svg:font-family="'Helvetica Narrow'" style:font-adornments="Negrit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topia-Regular"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cccccc" text:number-lines="false" text:line-number="0">
        <style:background-image/>
      </style:paragraph-properties>
      <style:text-properties style:font-name="Helvetica Narrow"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text-properties style:font-name="Utopia-Regular" fo:font-size="10pt"/>
    </style:style>
    <style:style style:name="rststyle-bulletitem" style:family="paragraph" style:parent-style-name="Standard" style:list-style-name="rststyle-bulletlist">
      <style:text-properties style:font-name="Utopia-Regular" fo:font-size="10pt"/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list-style-name="Outline" style:master-page-name="" style:default-outline-level="1">
      <style:paragraph-properties fo:text-align="center" style:justify-single-word="false" style:page-number="auto" fo:background-color="transparent" style:shadow="none">
        <style:background-image/>
      </style:paragraph-properties>
      <style:text-properties fo:color="#dc2300" style:font-name="Helvetica Condensed" fo:font-size="30pt" fo:font-weight="normal"/>
    </style:style>
    <style:style style:name="rststyle-heading2" style:family="paragraph" style:parent-style-name="Heading_20_2" style:next-style-name="Text_20_body" style:list-style-name="Outline" style:default-outline-level="2">
      <style:text-properties fo:color="#ffb515" style:font-name="Helvetica Condensed" fo:font-size="26pt" fo:font-style="normal" fo:font-weight="normal" style:font-weight-asian="normal" style:font-weight-complex="normal"/>
    </style:style>
    <style:style style:name="rststyle-heading3" style:family="paragraph" style:parent-style-name="Heading_20_3" style:next-style-name="Text_20_body" style:list-style-name="Outline" style:default-outline-level="3">
      <style:text-properties fo:color="#c90016" style:font-name="Helvetica Condensed1" fo:font-size="22pt"/>
    </style:style>
    <style:style style:name="rststyle-heading4" style:family="paragraph" style:parent-style-name="Heading_20_4" style:next-style-name="Text_20_body" style:list-style-name="Outline" style:default-outline-level="4">
      <style:text-properties style:font-name="Helvetica Condensed" fo:font-size="22pt" fo:font-style="normal" fo:font-weight="normal" style:font-weight-asian="normal" style:font-weight-complex="normal"/>
    </style:style>
    <style:style style:name="rststyle-heading5" style:family="paragraph" style:parent-style-name="Heading_20_5" style:next-style-name="Text_20_body">
      <style:text-properties fo:color="#579d1c" style:font-name="Helvetica Condensed" fo:font-size="18pt" fo:font-weight="normal"/>
    </style:style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>
      <style:paragraph-properties style:border-line-width-bottom="0.002cm 0.035cm 0.002cm" fo:padding="0cm" fo:border-left="none" fo:border-right="none" fo:border-top="none" fo:border-bottom="0.039cm double #b84700" style:shadow="none"/>
    </style:style>
    <style:style style:name="rststyle-textbody" style:family="paragraph" style:parent-style-name="Text_20_body" style:master-page-name="">
      <style:paragraph-properties fo:margin-top="0cm" fo:margin-bottom="0.101cm" style:page-number="auto" fo:background-color="transparent" style:shadow="none">
        <style:tab-stops/>
        <style:background-image/>
      </style:paragraph-properties>
      <style:text-properties style:font-name="Utopia-Regular" fo:font-size="10pt"/>
    </style:style>
    <style:style style:name="rststyle-codeblock-old" style:family="paragraph" style:parent-style-name="Preformatted_20_Text" style:master-page-name="">
      <style:paragraph-properties fo:margin-left="1cm" fo:margin-right="0cm" fo:text-indent="0cm" style:auto-text-indent="false" style:page-number="auto" fo:background-color="#e6e6e6" fo:padding="0.049cm" fo:border="0.018cm solid #000000" style:shadow="none">
        <style:background-image/>
      </style:paragraph-properties>
      <style:text-properties style:font-name="Consolas" fo:font-size="8pt"/>
    </style:style>
    <style:style style:name="rststyle-centeredtextbody" style:family="paragraph" style:parent-style-name="rststyle-textbody">
      <style:paragraph-properties fo:text-align="center" style:justify-single-word="false" style:shadow="none"/>
      <style:text-properties fo:color="#008000" style:font-name="Century Gothic" fo:font-size="11pt"/>
    </style:style>
    <style:style style:name="rststyle-caption" style:family="paragraph" style:parent-style-name="Caption"/>
    <style:style style:name="rststyle-codeblock" style:family="paragraph" style:parent-style-name="Preformatted_20_Text">
      <style:paragraph-properties fo:margin-left="0.499cm" fo:margin-right="0.499cm" fo:text-indent="0cm" style:auto-text-indent="false" fo:background-color="#e6e6e6" fo:padding="0.049cm" fo:border="0.018cm solid #000000" style:shadow="none">
        <style:background-image/>
      </style:paragraph-properties>
      <style:text-properties style:font-name="Consolas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background-color="#ccccff" text:number-lines="false" text:line-number="0">
        <style:tab-stops>
          <style:tab-stop style:position="9.795cm" style:type="center"/>
          <style:tab-stop style:position="19.59cm" style:type="right"/>
        </style:tab-stops>
        <style:drop-cap style:lines="3"/>
        <style:background-image/>
      </style:paragraph-properties>
      <style:text-properties fo:color="#004586" fo:font-size="20pt" style:font-relief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style:use-window-font-color="true" style:font-name="Consolas1" fo:font-size="10pt" fo:font-weight="bold" fo:background-color="transparent"/>
    </style:style>
    <style:style style:name="rststyle-inlineliteral" style:family="text" style:parent-style-name="Example">
      <style:text-properties style:font-name="Consolas2" fo:font-size="10pt"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ff9966" style:font-name="Consolas" fo:font-size="10pt" fo:background-color="transparent"/>
    </style:style>
    <style:style style:name="rststyle-codeblock-string" style:family="text" style:parent-style-name="Teletype">
      <style:text-properties fo:color="#993366" style:font-name="Consolas" fo:font-size="10pt" fo:background-color="transparent"/>
    </style:style>
    <style:style style:name="rststyle-codeblock-number" style:family="text" style:parent-style-name="Teletype">
      <style:text-properties fo:color="#33a3a3" style:font-name="Consolas" fo:font-size="10pt" fo:background-color="transparent"/>
    </style:style>
    <style:style style:name="rststyle-codeblock-comment" style:family="text" style:parent-style-name="Teletype">
      <style:text-properties fo:color="#9966cc" style:font-name="Consolas" fo:font-size="10pt" fo:background-color="transparent"/>
    </style:style>
    <style:style style:name="rststyle-codeblock-classname" style:family="text" style:parent-style-name="Teletype">
      <style:text-properties fo:color="#ff0000" style:font-name="Consolas" fo:font-size="10pt" fo:background-color="transparent"/>
    </style:style>
    <style:style style:name="rststyle-codeblock-functionname" style:family="text" style:parent-style-name="Teletype">
      <style:text-properties fo:color="#008000" style:font-name="Consolas" fo:font-size="10pt" fo:background-color="transparent"/>
    </style:style>
    <style:style style:name="rststyle-codeblock-operator" style:family="text" style:parent-style-name="Teletype">
      <style:text-properties style:font-name="Consolas" fo:font-size="10pt" fo:background-color="transparent"/>
    </style:style>
    <style:style style:name="rststyle-codeblock-name" style:family="text" style:parent-style-name="Teletype">
      <style:text-properties fo:color="#000000" style:font-name="Consolas" fo:font-size="10pt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text-properties style:font-name="Futura LtCn BT"/>
    </style:style>
    <style:page-layout style:name="pm1">
      <style:page-layout-properties fo:page-width="21.59cm" fo:page-height="27.94cm" style:num-format="1" style:print-orientation="portrait" fo:margin-top="1cm" fo:margin-bottom="1cm" fo:margin-left="1cm" fo:margin-right="1cm" style:shadow="none" fo:background-color="transparent" style:register-truth-ref-style-name="Text_20_body" style:writing-mode="lr-tb" style:footnote-max-height="0cm">
        <style:background-image/>
        <style:columns fo:column-count="1" fo:column-gap="0cm">
          <style:column-sep style:width="0.002cm" style:color="#000000" style:height="100%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P1">Gedit's reStructuredText <text:s/>plugi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reStructuredText plugin</dc:title>
    <meta:initial-creator>kib</meta:initial-creator>
    <meta:creation-date>2008-02-12T18:52:19</meta:creation-date>
    <dc:creator>kib</dc:creator>
    <dc:date>2008-02-12T18:53:08</dc:date>
    <meta:editing-cycles>2</meta:editing-cycles>
    <meta:editing-duration>PT4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39" meta:word-count="340" meta:character-count="2181"/>
  </office:meta>
</office:document-meta>
</file>